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f90" officeooo:paragraph-rsid="00107f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o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8:02:49.558477872</meta:creation-date>
    <dc:date>2024-11-22T08:04:42.792198693</dc:date>
    <meta:editing-duration>PT1M54S</meta:editing-duration>
    <meta:editing-cycles>2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